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>
      <style:paragraph-properties fo:text-align="center" style:justify-single-word="false"/>
      <style:text-properties officeooo:paragraph-rsid="0016b459"/>
    </style:style>
    <style:style style:name="T1" style:family="text">
      <style:text-properties officeooo:rsid="0016b459"/>
    </style:style>
    <style:style style:name="T2" style:family="text">
      <style:text-properties style:text-underline-style="solid" style:text-underline-width="auto" style:text-underline-color="font-color" officeooo:rsid="0016b45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2">Flutter Quick Reference</text:span></text:span></text:p>
      <text:p text:style-name="Text_20_body"><text:span text:style-name="Strong_20_Emphasis"/></text:p>
      <text:p text:style-name="Text_20_body"><text:span text:style-name="Strong_20_Emphasis">Flutter:</text:span></text:p>
      <text:list text:style-name="L1">
        <text:list-item>
          <text:p text:style-name="P2">UI toolkit for building natively compiled applications for mobile, web, and desktop from a single codebase.</text:p>
        </text:list-item>
        <text:list-item>
          <text:p text:style-name="P2">Developed by Google using the Dart programming language.</text:p>
        </text:list-item>
        <text:list-item>
          <text:p text:style-name="P1">Provides a rich set of pre-designed widgets for building modern and responsive user interfaces.</text:p>
        </text:list-item>
      </text:list>
      <text:p text:style-name="Text_20_body"><text:span text:style-name="Strong_20_Emphasis">Widgets:</text:span></text:p>
      <text:list text:style-name="L2">
        <text:list-item>
          <text:p text:style-name="P4">UI components used to construct Flutter applications.</text:p>
        </text:list-item>
        <text:list-item>
          <text:p text:style-name="P4">Widgets represent structural elements (e.g., buttons, text fields), layout elements (e.g., rows, columns), and more.</text:p>
        </text:list-item>
        <text:list-item>
          <text:p text:style-name="P3">Widgets are immutable and compose into a tree hierarchy.</text:p>
        </text:list-item>
      </text:list>
      <text:p text:style-name="Text_20_body"><text:span text:style-name="Strong_20_Emphasis">Stateless Widgets:</text:span></text:p>
      <text:list text:style-name="L3">
        <text:list-item>
          <text:p text:style-name="P6">Widgets that do not require mutable state.</text:p>
        </text:list-item>
        <text:list-item>
          <text:p text:style-name="P6">Their appearance depends only on their configuration and the parent's state.</text:p>
        </text:list-item>
        <text:list-item>
          <text:p text:style-name="P5">Declared using the <text:span text:style-name="Source_20_Text">StatelessWidget</text:span> class.</text:p>
        </text:list-item>
      </text:list>
      <text:p text:style-name="Text_20_body"><text:span text:style-name="Strong_20_Emphasis">Stateful Widgets:</text:span></text:p>
      <text:list text:style-name="L4">
        <text:list-item>
          <text:p text:style-name="P8">Widgets that can maintain state that changes over time.</text:p>
        </text:list-item>
        <text:list-item>
          <text:p text:style-name="P8">Rebuild their UI when the state changes.</text:p>
        </text:list-item>
        <text:list-item>
          <text:p text:style-name="P7">Declared using the <text:span text:style-name="Source_20_Text">StatefulWidget</text:span> class, which has a corresponding <text:span text:style-name="Source_20_Text">State</text:span> class.</text:p>
        </text:list-item>
      </text:list>
      <text:p text:style-name="Text_20_body"><text:span text:style-name="Strong_20_Emphasis">Material Design:</text:span></text:p>
      <text:list text:style-name="L5">
        <text:list-item>
          <text:p text:style-name="P10">Design language for creating intuitive and beautiful user experiences.</text:p>
        </text:list-item>
        <text:list-item>
          <text:p text:style-name="P9">Flutter provides widgets that implement Material Design principles, such as <text:span text:style-name="Source_20_Text">MaterialApp</text:span>, <text:span text:style-name="Source_20_Text">AppBar</text:span>, <text:span text:style-name="Source_20_Text">FloatingActionButton</text:span>, etc.</text:p>
        </text:list-item>
      </text:list>
      <text:p text:style-name="Text_20_body"><text:span text:style-name="Strong_20_Emphasis">Gesture Detection:</text:span></text:p>
      <text:list text:style-name="L6">
        <text:list-item>
          <text:p text:style-name="P12">Detect user gestures like taps, drags, swipes, etc.</text:p>
        </text:list-item>
        <text:list-item>
          <text:p text:style-name="P11">GestureDetector widget for recognizing various gestures and invoking corresponding callbacks.</text:p>
        </text:list-item>
      </text:list>
      <text:p text:style-name="Text_20_body"><text:span text:style-name="Strong_20_Emphasis">Animations:</text:span></text:p>
      <text:list text:style-name="L7">
        <text:list-item>
          <text:p text:style-name="P14">Create fluid and interactive animations in Flutter.</text:p>
        </text:list-item>
        <text:list-item>
          <text:p text:style-name="P14">Provides built-in animation classes like <text:span text:style-name="Source_20_Text">Animation</text:span>, <text:span text:style-name="Source_20_Text">Tween</text:span>, <text:span text:style-name="Source_20_Text">Curve</text:span>, etc.</text:p>
        </text:list-item>
        <text:list-item>
          <text:p text:style-name="P13">AnimatedContainer, AnimatedOpacity, and AnimatedBuilder are commonly used widgets for animations.</text:p>
        </text:list-item>
      </text:list>
      <text:p text:style-name="Text_20_body"><text:span text:style-name="Strong_20_Emphasis">Layouts:</text:span></text:p>
      <text:list text:style-name="L8">
        <text:list-item>
          <text:p text:style-name="P16">Arrange widgets in specific patterns and structures.</text:p>
        </text:list-item>
        <text:list-item>
          <text:p text:style-name="P16">Row, Column, Stack, and Flex are common layout widgets for arranging child widgets.</text:p>
        </text:list-item>
        <text:list-item>
          <text:p text:style-name="P15"><text:soft-page-break/>Expanded and Flexible widgets for controlling how a child widget flexes within its parent's layout.</text:p>
        </text:list-item>
      </text:list>
      <text:p text:style-name="Text_20_body"><text:span text:style-name="Strong_20_Emphasis">Navigation:</text:span></text:p>
      <text:list text:style-name="L9">
        <text:list-item>
          <text:p text:style-name="P18">Navigate between different screens (routes) within an app.</text:p>
        </text:list-item>
        <text:list-item>
          <text:p text:style-name="P17">Navigator widget manages a stack of routes and provides methods for navigating to new routes and popping existing routes.</text:p>
        </text:list-item>
      </text:list>
      <text:p text:style-name="Text_20_body"><text:span text:style-name="Strong_20_Emphasis">Networking:</text:span></text:p>
      <text:list text:style-name="L10">
        <text:list-item>
          <text:p text:style-name="P20">Perform network requests and handle responses.</text:p>
        </text:list-item>
        <text:list-item>
          <text:p text:style-name="P20"><text:span text:style-name="Source_20_Text">http</text:span> package for making HTTP requests.</text:p>
        </text:list-item>
        <text:list-item>
          <text:p text:style-name="P19">JSON serialization and deserialization using built-in Dart functions or libraries like <text:span text:style-name="Source_20_Text">json_serializable</text:span>.</text:p>
        </text:list-item>
      </text:list>
      <text:p text:style-name="Text_20_body"><text:span text:style-name="Strong_20_Emphasis">Persistence:</text:span></text:p>
      <text:list text:style-name="L11">
        <text:list-item>
          <text:p text:style-name="P22">Store and retrieve data locally on the device.</text:p>
        </text:list-item>
        <text:list-item>
          <text:p text:style-name="P22">Shared preferences for storing key-value pairs persistently.</text:p>
        </text:list-item>
        <text:list-item>
          <text:p text:style-name="P21">SQLite database for more complex data storage requirements.</text:p>
        </text:list-item>
      </text:list>
      <text:p text:style-name="Text_20_body"><text:span text:style-name="Strong_20_Emphasis">Platform Channels:</text:span></text:p>
      <text:list text:style-name="L12">
        <text:list-item>
          <text:p text:style-name="P24">Communicate with platform-specific code (e.g., Java/Kotlin for Android, Objective-C/Swift for iOS) using platform channels.</text:p>
        </text:list-item>
        <text:list-item>
          <text:p text:style-name="P23">Allows Flutter apps to access native platform features not available through the Flutter framework.</text:p>
        </text:list-item>
      </text:list>
      <text:p text:style-name="Text_20_body"><text:span text:style-name="Strong_20_Emphasis">Internationalization (i18n) and Localization (l10n):</text:span></text:p>
      <text:list text:style-name="L13">
        <text:list-item>
          <text:p text:style-name="P26">Support for internationalizing and localizing Flutter apps.</text:p>
        </text:list-item>
        <text:list-item>
          <text:p text:style-name="P26"><text:span text:style-name="Source_20_Text">intl</text:span> package for formatting dates, times, numbers, currencies, etc.</text:p>
        </text:list-item>
        <text:list-item>
          <text:p text:style-name="P25"><text:span text:style-name="Source_20_Text">flutter_localizations</text:span> package for providing localized resources and translations.</text:p>
        </text:list-item>
      </text:list>
      <text:p text:style-name="Text_20_body"><text:span text:style-name="Strong_20_Emphasis">Testing:</text:span></text:p>
      <text:list text:style-name="L14">
        <text:list-item>
          <text:p text:style-name="P28">Write unit tests, widget tests, and integration tests for Flutter apps.</text:p>
        </text:list-item>
        <text:list-item>
          <text:p text:style-name="P27"><text:span text:style-name="Source_20_Text">flutter_test</text:span> package for writing tests and running them using the Flutter test runner.</text:p>
        </text:list-item>
      </text:list>
      <text:p text:style-name="Text_20_body"><text:span text:style-name="Strong_20_Emphasis">Performance Optimization:</text:span></text:p>
      <text:list text:style-name="L15">
        <text:list-item>
          <text:p text:style-name="P29">Techniques for improving app performance, such as reducing widget rebuilds, optimizing layout, and minimizing unnecessary computations.</text:p>
        </text:list-item>
      </text:list>
      <text:p text:style-name="Text_20_body"><text:span text:style-name="Strong_20_Emphasis">Deployment:</text:span></text:p>
      <text:list text:style-name="L16">
        <text:list-item>
          <text:p text:style-name="P31">Deploy Flutter apps to various platforms, including Android, iOS, web, and desktop.</text:p>
        </text:list-item>
        <text:list-item>
          <text:p text:style-name="P30">Generate APKs and AABs for Android, IPA files for iOS, and web bundles for web deploym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6:14.436222064</meta:creation-date>
    <dc:date>2024-04-07T12:11:12.572190387</dc:date>
    <meta:editing-duration>PT48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7" meta:word-count="484" meta:character-count="3347" meta:non-whitespace-character-count="2960"/>
  </office:meta>
</office:document-meta>
</file>